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</text:p>
      <text:list xml:id="list233128630835785338" text:style-name="L1">
        <text:list-header>
          <text:p text:style-name="P3"/>
        </text:list-header>
      </text:list>
      <text:p text:style-name="P2">Introduccio</text:p>
      <text:p text:style-name="P2"/>
      <text:p text:style-name="P2">Estudi de viabilitat</text:p>
      <text:p text:style-name="P2"><text:tab/></text:p>
      <text:list xml:id="list3497880237315678624" text:style-name="L2">
        <text:list-item>
          <text:list>
            <text:list-item>
              <text:p text:style-name="P4">Cost economic</text:p>
            </text:list-item>
            <text:list-item>
              <text:p text:style-name="P4">Justificacio</text:p>
            </text:list-item>
          </text:list>
        </text:list-item>
      </text:list>
      <text:p text:style-name="P2"/>
      <text:p text:style-name="P2">Requeriments</text:p>
      <text:p text:style-name="P2"/>
      <text:p text:style-name="P2">Llisstat de les funciones que ha de tenir el programa desde el punt de vista del usuari</text:p>
      <text:p text:style-name="P2"/>
      <text:p text:style-name="P2">Casos d'us </text:p>
      <text:p text:style-name="P2"><text:tab/></text:p>
      <text:list xml:id="list4124636228521328339" text:style-name="L3">
        <text:list-item>
          <text:list>
            <text:list-item>
              <text:p text:style-name="P5">Fitxa del cas d'us text</text:p>
            </text:list-item>
            <text:list-item>
              <text:p text:style-name="P5">Diagrama sequencies</text:p>
            </text:list-item>
          </text:list>
        </text:list-item>
      </text:list>
      <text:p text:style-name="P2"/>
      <text:p text:style-name="P2">Diagrama de clases</text:p>
      <text:p text:style-name="P2"/>
      <text:p text:style-name="P2">Disseny de proves</text:p>
      <text:p text:style-name="P2"/>
      <text:p text:style-name="P2">Planificacio del projecte</text:p>
      <text:p text:style-name="P2"/>
      <text:p text:style-name="P2">Llista de les feines que teniu pendents</text:p>
      <text:p text:style-name="P2"/>
      <text:p text:style-name="P2"/>
      <text:p text:style-name="P2"><text:tab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iol martin daufi</meta:initial-creator>
    <meta:creation-date>2015-05-05T08:37:59.27</meta:creation-date>
    <meta:document-statistic meta:table-count="0" meta:image-count="0" meta:object-count="0" meta:page-count="1" meta:paragraph-count="17" meta:word-count="55" meta:character-count="321"/>
    <dc:date>2015-05-05T08:43:10.04</dc:date>
    <dc:creator>oriol martin daufi</dc:creator>
    <meta:editing-duration>PT5M13S</meta:editing-duration>
    <meta:editing-cycles>1</meta:editing-cycles>
    <meta:generator>OpenOffice/4.1.1$Win32 OpenOffice.org_project/411m6$Build-9775</meta:generator>
  </office:meta>
</office:document-meta>
</file>